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9100000091D41526A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5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1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8.5cm" svg:height="3cm" svg:x="7.5cm" svg:y="8cm">
          <text:p text:style-name="P1">Encode(byte[] data, int dim)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2.5cm" svg:y1="9cm" svg:x2="7.5cm" svg:y2="9cm">
          <text:p/>
        </draw:line>
        <draw:line draw:style-name="gr2" draw:text-style-name="P1" draw:layer="layout" svg:x1="2.5cm" svg:y1="10.5cm" svg:x2="7.5cm" svg:y2="10.5cm">
          <text:p/>
        </draw:line>
        <draw:frame draw:style-name="gr3" draw:layer="layout" svg:width="4cm" svg:height="0.962cm" svg:x="3cm" svg:y="8cm">
          <draw:text-box>
            <text:p>Byte[ ] data </text:p>
          </draw:text-box>
        </draw:frame>
        <draw:frame draw:style-name="gr3" draw:layer="layout" svg:width="3.5cm" svg:height="0.962cm" svg:x="3cm" svg:y="9.5cm">
          <draw:text-box>
            <text:p>Int dim </text:p>
          </draw:text-box>
        </draw:frame>
        <draw:custom-shape draw:style-name="gr1" draw:text-style-name="P1" draw:layer="layout" svg:width="6cm" svg:height="2cm" svg:x="9cm" svg:y="12cm">
          <text:p text:style-name="P1">Byte[ ] to String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2cm" svg:y1="11cm" svg:x2="12cm" svg:y2="12cm">
          <text:p/>
        </draw:line>
        <draw:custom-shape draw:style-name="gr1" draw:text-style-name="P1" draw:id="id1" draw:layer="layout" svg:width="6cm" svg:height="1.5cm" svg:x="9cm" svg:y="15cm">
          <text:p text:style-name="P1">EncodeASBitmap()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2cm" svg:y1="14cm" svg:x2="12cm" svg:y2="15cm">
          <text:p/>
        </draw:line>
        <draw:connector draw:style-name="gr2" draw:text-style-name="P1" draw:layer="layout" svg:x1="12cm" svg:y1="16.5cm" svg:x2="11.082cm" svg:y2="18.165cm" draw:start-shape="id1" draw:start-glue-point="2" draw:end-shape="id2" draw:end-glue-point="0" svg:d="m12000 16500v833h-918v832">
          <text:p/>
        </draw:connector>
        <draw:frame draw:style-name="gr4" draw:text-style-name="P1" draw:id="id2" draw:layer="layout" svg:width="3.835cm" svg:height="3.835cm" svg:x="9.165cm" svg:y="18.165cm">
          <draw:image xlink:href="Pictures/100000000000009100000091D41526A5.png" xlink:type="simple" xlink:show="embed" xlink:actuate="onLoad">
            <text:p/>
          </draw:image>
        </draw:frame>
        <draw:frame draw:style-name="gr5" draw:layer="layout" svg:width="5.5cm" svg:height="1.25cm" svg:x="9cm" svg:y="21.75cm">
          <draw:text-box>
            <text:p>BitmapImag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erlangb </meta:initial-creator>
    <meta:creation-date>2011-07-25T12:13:02</meta:creation-date>
    <dc:date>2011-07-25T12:26:28</dc:date>
    <dc:creator>erlangb </dc:creator>
    <meta:editing-duration>PT00H13M27S</meta:editing-duration>
    <meta:editing-cycles>1</meta:editing-cycles>
    <meta:document-statistic meta:object-count="12"/>
    <meta:generator>OpenOffice.org/3.2$Unix OpenOffice.org_project/320m19$Build-9505</meta:generator>
  </office:meta>
</office:document-meta>
</file>